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A20000011C983302D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964cm" svg:height="6.401cm" svg:x="0.001cm" svg:y="2.199cm">
          <draw:image xlink:href="Pictures/10000000000003A20000011C983302D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4-16T20:32:00.476000000</dc:date>
    <meta:editing-duration>PT3H24M54S</meta:editing-duration>
    <meta:editing-cycles>28</meta:editing-cycles>
    <meta:generator>LibreOffice/4.3.2.2$Windows_x86 LibreOffice_project/edfb5295ba211bd31ad47d0bad0118690f76407d</meta:generator>
    <meta:document-statistic meta:object-count="1"/>
  </office:meta>
</office:document-meta>
</file>